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</style:style>
    <style:style style:name="P2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officeooo:paragraph-rsid="00145f24"/>
    </style:style>
    <style:style style:name="P3" style:family="paragraph" style:parent-style-name="HTML_20_Preformatted">
      <loext:graphic-properties draw:fill="solid" draw:fill-color="#ffffff"/>
      <style:paragraph-properties fo:margin-left="0in" fo:margin-right="0in" fo:margin-top="0in" fo:margin-bottom="0in" loext:contextual-spacing="false" fo:text-indent="0in" style:auto-text-indent="false" fo:background-color="#ffffff"/>
      <style:text-properties officeooo:paragraph-rsid="00145f24"/>
    </style:style>
    <style:style style:name="P4" style:family="paragraph" style:parent-style-name="HTML_20_Preformatted">
      <style:paragraph-properties fo:margin-left="0in" fo:margin-right="0in" fo:text-align="start" style:justify-single-word="false" fo:orphans="2" fo:widows="2" fo:text-indent="0in" style:auto-text-indent="false" style:writing-mode="lr-tb"/>
      <style:text-properties officeooo:paragraph-rsid="00145f24"/>
    </style:style>
    <style:style style:name="P5" style:family="paragraph" style:parent-style-name="Heading_20_2" style:master-page-name="Standard">
      <style:paragraph-properties style:page-number="auto"/>
    </style:style>
    <style:style style:name="P6" style:family="paragraph" style:parent-style-name="List_20_Paragraph" style:list-style-name="WWNum4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7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4bdbd"/>
    </style:style>
    <style:style style:name="P8" style:family="paragraph" style:parent-style-name="List_20_Paragraph" style:list-style-name="WWNum5">
      <loext:graphic-properties draw:fill="solid" draw:fill-color="#ffffff"/>
      <style:paragraph-properties fo:margin-top="0in" fo:margin-bottom="0in" loext:contextual-spacing="tru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List_20_Paragraph" style:list-style-name="WWNum6">
      <loext:graphic-properties draw:fill="solid" draw:fill-color="#ffffff"/>
      <style:paragraph-properties fo:margin-top="0in" fo:margin-bottom="0in" loext:contextual-spacing="tru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0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nsolas" fo:font-size="12pt" officeooo:rsid="0014bdbd" officeooo:paragraph-rsid="0014bdbd" style:font-name-asian="Times New Roman1" style:font-size-asian="12pt" style:language-asian="ro" style:country-asian="RO" style:font-name-complex="Courier New2" style:font-size-complex="12pt" style:font-style-complex="italic" fo:background-color="#00ff00"/>
    </style:style>
    <style:style style:name="P11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rsid="0014bdbd" officeooo:paragraph-rsid="0014bdbd" style:font-name-asian="Times New Roman1" style:font-size-asian="12pt" style:language-asian="ro" style:country-asian="RO" style:font-name-complex="Courier New2" style:font-size-complex="12pt" style:font-style-complex="italic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12pt" style:font-name-asian="Times New Roman1" style:font-size-asian="12pt" style:language-asian="ro" style:country-asian="RO" style:font-name-complex="Calibri1" style:font-size-complex="12pt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14bdbd" officeooo:paragraph-rsid="0014bdbd"/>
    </style:style>
    <style:style style:name="T1" style:family="text">
      <style:text-properties style:font-name="Times New Roman" style:font-name-complex="Times New Roman1" style:font-weight-complex="bold"/>
    </style:style>
    <style:style style:name="T2" style:family="text">
      <style:text-properties style:font-name="Times New Roman" fo:font-size="12pt" officeooo:rsid="0014bdbd" style:font-name-asian="Times New Roman1" style:font-size-asian="12pt" style:language-asian="ro" style:country-asian="RO" style:font-name-complex="Times New Roman1" style:font-size-complex="12pt" style:font-weight-complex="bold"/>
    </style:style>
    <style:style style:name="T3" style:family="text">
      <style:text-properties style:font-name="Times New Roman" fo:font-size="10pt" officeooo:rsid="0014bdbd" style:font-name-asian="Times New Roman1" style:font-size-asian="10pt" style:language-asian="ro" style:country-asian="RO" style:font-name-complex="Times New Roman1" style:font-size-complex="10pt" style:font-weight-complex="bold"/>
    </style:style>
    <style:style style:name="T4" style:family="text">
      <style:text-properties fo:color="#c00000" style:font-name="Consolas" fo:font-size="12pt" style:font-name-asian="Times New Roman1" style:font-size-asian="12pt" style:language-asian="ro" style:country-asian="RO" style:font-name-complex="Courier New2" style:font-size-complex="12pt" style:font-style-complex="italic"/>
    </style:style>
    <style:style style:name="T5" style:family="text">
      <style:text-properties fo:color="#c00000" fo:font-size="12pt" fo:font-weight="bold" style:font-name-asian="Times New Roman1" style:font-size-asian="12pt" style:language-asian="ro" style:country-asian="RO" style:font-weight-asian="bold" style:font-name-complex="Calibri1" style:font-size-complex="12pt" style:font-weight-complex="bold"/>
    </style:style>
    <style:style style:name="T6" style:family="text">
      <style:text-properties fo:color="#c00000" fo:font-size="12pt" style:font-name-asian="Times New Roman1" style:font-size-asian="12pt" style:language-asian="ro" style:country-asian="RO" style:font-name-complex="Calibri1" style:font-size-complex="12pt"/>
    </style:style>
    <style:style style:name="T7" style:family="text">
      <style:text-properties fo:color="#c00000" fo:font-size="12pt" officeooo:rsid="0014bdbd" style:font-name-asian="Times New Roman1" style:font-size-asian="12pt" style:language-asian="ro" style:country-asian="RO" style:font-name-complex="Calibri1" style:font-size-complex="12pt"/>
    </style:style>
    <style:style style:name="T8" style:family="text">
      <style:text-properties fo:color="#000000" style:font-name="Consolas" fo:font-size="12pt" style:font-size-asian="12pt" style:font-size-complex="12pt"/>
    </style:style>
    <style:style style:name="T9" style:family="text">
      <style:text-properties fo:color="#000000" style:font-name="Consolas" fo:font-size="12pt" style:font-name-asian="Times New Roman1" style:font-size-asian="12pt" style:language-asian="ro" style:country-asian="RO" style:font-name-complex="Courier New2" style:font-size-complex="12pt" style:font-style-complex="italic"/>
    </style:style>
    <style:style style:name="T10" style:family="text">
      <style:text-properties fo:color="#000000" style:font-name="Consolas" fo:font-size="12pt" style:font-name-asian="Times New Roman1" style:font-size-asian="12pt" style:language-asian="ro" style:country-asian="RO" style:font-name-complex="Courier New2" style:font-size-complex="12pt" style:font-style-complex="italic" fo:background-color="#00ff00"/>
    </style:style>
    <style:style style:name="T11" style:family="text">
      <style:text-properties fo:color="#000000" style:font-name="Consolas" fo:font-size="12pt" officeooo:rsid="0014bdbd" style:font-name-asian="Times New Roman1" style:font-size-asian="12pt" style:language-asian="ro" style:country-asian="RO" style:font-name-complex="Courier New2" style:font-size-complex="12pt" style:font-style-complex="italic"/>
    </style:style>
    <style:style style:name="T12" style:family="text">
      <style:text-properties fo:color="#000000" style:font-name="Consolas" fo:font-size="8pt" style:font-size-asian="8pt" style:font-size-complex="8pt"/>
    </style:style>
    <style:style style:name="T13" style:family="text">
      <style:text-properties fo:color="#000000" style:font-name="Consolas" fo:font-size="8pt" officeooo:rsid="00145f24" style:font-size-asian="8pt" style:font-size-complex="8pt"/>
    </style:style>
    <style:style style:name="T14" style:family="text">
      <style:text-properties fo:color="#000000" fo:font-size="12pt" style:font-name-asian="Times New Roman1" style:font-size-asian="12pt" style:language-asian="ro" style:country-asian="RO" style:font-name-complex="Calibri1" style:font-size-complex="12pt"/>
    </style:style>
    <style:style style:name="T15" style:family="text">
      <style:text-properties fo:color="#000000" fo:font-size="12pt" fo:font-weight="bold" style:font-name-asian="Times New Roman1" style:font-size-asian="12pt" style:language-asian="ro" style:country-asian="RO" style:font-weight-asian="bold" style:font-name-complex="Calibri1" style:font-size-complex="12pt" style:font-weight-complex="bold"/>
    </style:style>
    <style:style style:name="T16" style:family="text">
      <style:text-properties style:font-name="Consolas" fo:font-size="12pt" style:font-name-asian="Times New Roman1" style:font-size-asian="12pt" style:language-asian="ro" style:country-asian="RO" style:font-name-complex="Courier New2" style:font-size-complex="12pt" style:font-style-complex="italic" fo:background-color="#00ff00"/>
    </style:style>
    <style:style style:name="T17" style:family="text">
      <style:text-properties style:font-name="Consolas" fo:font-size="8pt" style:font-size-asian="8pt" style:font-size-complex="8pt"/>
    </style:style>
    <style:style style:name="T18" style:family="text">
      <style:text-properties style:font-name="Consolas" fo:font-size="8pt" style:font-name-asian="Times New Roman1" style:font-size-asian="8pt" style:language-asian="ro" style:country-asian="RO" style:font-name-complex="Courier New2" style:font-size-complex="8pt"/>
    </style:style>
    <style:style style:name="T19" style:family="text">
      <style:text-properties fo:font-size="12pt" fo:font-weight="bold" style:font-name-asian="Times New Roman1" style:font-size-asian="12pt" style:language-asian="ro" style:country-asian="RO" style:font-weight-asian="bold" style:font-name-complex="Calibri1" style:font-size-complex="12pt" style:font-weight-complex="bold"/>
    </style:style>
    <style:style style:name="T20" style:family="text">
      <style:text-properties officeooo:rsid="0014bd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Limbajul: C#</text:h>
      <text:p text:style-name="P1"><text:bookmark-start text:name="_Hlk56171637"/><text:span text:style-name="T1">Student <text:s text:c="2"/>propunător:</text:span><text:span text:style-name="T3"> Pop Leonard-Andrei</text:span><text:span text:style-name="T1"> <text:s text:c="13"/>Grupa:</text:span><text:span text:style-name="T3"> 226</text:span><text:span text:style-name="T1"> <text:s text:c="8"/>Email:</text:span><text:span text:style-name="T3"> leo32pop@gmail.com</text:span></text:p>
      <text:p text:style-name="P2"><text:span text:style-name="T2">Care din urmatoarele variabile NU vor contine elementele comune ale celor doua array-uri?</text:span><text:span text:style-name="T8"><text:line-break/></text:span></text:p>
      <text:p text:style-name="P3"><text:span text:style-name="keyword3_5f_csharp"><text:span text:style-name="T17">string</text:span></text:span><text:span text:style-name="symbol0_5f_csharp"><text:span text:style-name="T17">[]</text:span></text:span><text:span text:style-name="T12"> first_array </text:span><text:span text:style-name="symbol0_5f_csharp"><text:span text:style-name="T17">=</text:span></text:span><text:span text:style-name="T12"> </text:span><text:span text:style-name="symbol0_5f_csharp"><text:span text:style-name="T17">{</text:span></text:span><text:span text:style-name="T12"> </text:span><text:span text:style-name="string_5f_csharp"><text:span text:style-name="T17">"A"</text:span></text:span><text:span text:style-name="T12">, </text:span><text:span text:style-name="string_5f_csharp"><text:span text:style-name="T17">"C"</text:span></text:span><text:span text:style-name="T12">, </text:span><text:span text:style-name="string_5f_csharp"><text:span text:style-name="T17">"D"</text:span></text:span><text:span text:style-name="T12">, </text:span><text:span text:style-name="string_5f_csharp"><text:span text:style-name="T17">"F"</text:span></text:span><text:span text:style-name="T12"> </text:span><text:span text:style-name="symbol0_5f_csharp"><text:span text:style-name="T17">};</text:span></text:span></text:p>
      <text:p text:style-name="P3"><text:span text:style-name="keyword3_5f_csharp"><text:span text:style-name="T17">string</text:span></text:span><text:span text:style-name="symbol0_5f_csharp"><text:span text:style-name="T17">[]</text:span></text:span><text:span text:style-name="T12"> second_array </text:span><text:span text:style-name="symbol0_5f_csharp"><text:span text:style-name="T17">=</text:span></text:span><text:span text:style-name="T12"> </text:span><text:span text:style-name="symbol0_5f_csharp"><text:span text:style-name="T17">{</text:span></text:span><text:span text:style-name="T12"> </text:span><text:span text:style-name="string_5f_csharp"><text:span text:style-name="T17">"B"</text:span></text:span><text:span text:style-name="T12">, </text:span><text:span text:style-name="string_5f_csharp"><text:span text:style-name="T17">"C"</text:span></text:span><text:span text:style-name="T12">, </text:span><text:span text:style-name="string_5f_csharp"><text:span text:style-name="T17">"E"</text:span></text:span><text:span text:style-name="T12">, </text:span><text:span text:style-name="string_5f_csharp"><text:span text:style-name="T17">"F"</text:span></text:span><text:span text:style-name="T12"> </text:span><text:span text:style-name="symbol0_5f_csharp"><text:span text:style-name="T17">};</text:span></text:span></text:p>
      <text:p text:style-name="P3"/>
      <text:p text:style-name="P4"><text:span text:style-name="keyword20_5f_java5"><text:span text:style-name="T17">var</text:span></text:span><text:span text:style-name="T12"> result_1 </text:span><text:span text:style-name="symbol0_5f_csharp"><text:span text:style-name="T17">=</text:span></text:span><text:span text:style-name="T12"> </text:span><text:span text:style-name="keyword20_5f_java5"><text:span text:style-name="T18">from</text:span></text:span><text:span text:style-name="T12"> first </text:span><text:span text:style-name="keyword0_5f_csharp"><text:span text:style-name="T17">in</text:span></text:span><text:span text:style-name="T12"> first_array</text:span></text:p>
      <text:p text:style-name="P4"><text:span text:style-name="T12"><text:tab/></text:span><text:span text:style-name="T13"> <text:s text:c="4"/></text:span><text:span text:style-name="keyword20_5f_java5"><text:span text:style-name="T17">join</text:span></text:span><text:span text:style-name="T12"> second </text:span><text:span text:style-name="keyword0_5f_csharp"><text:span text:style-name="T17">in</text:span></text:span><text:span text:style-name="T12"> second_array </text:span><text:span text:style-name="keyword20_5f_java5"><text:span text:style-name="T17">on</text:span></text:span><text:span text:style-name="T12"> first </text:span><text:span text:style-name="keyword20_5f_java5"><text:span text:style-name="T17">equals</text:span></text:span><text:span text:style-name="T12"> second</text:span></text:p>
      <text:p text:style-name="P4"><text:span text:style-name="T12"><text:tab/></text:span><text:span text:style-name="T13"> <text:s text:c="4"/></text:span><text:span text:style-name="keyword20_5f_java5"><text:span text:style-name="T17">select</text:span></text:span><text:span text:style-name="T12"> first</text:span><text:span text:style-name="symbol0_5f_csharp"><text:span text:style-name="T17">;</text:span></text:span></text:p>
      <text:p text:style-name="P3"/>
      <text:p text:style-name="P4"><text:span text:style-name="keyword20_5f_java5"><text:span text:style-name="T17">var</text:span></text:span><text:span text:style-name="T12"> result_2 </text:span><text:span text:style-name="symbol0_5f_csharp"><text:span text:style-name="T17">=</text:span></text:span><text:span text:style-name="T12"> first_array</text:span></text:p>
      <text:p text:style-name="P3"><text:span text:style-name="T12"><text:tab/>.</text:span><text:span text:style-name="member0_5f_csharp"><text:span text:style-name="T17">Where</text:span></text:span><text:span text:style-name="symbol0_5f_csharp"><text:span text:style-name="T17">(</text:span></text:span><text:span text:style-name="T12">first_element </text:span><text:span text:style-name="symbol0_5f_csharp"><text:span text:style-name="T17">=&gt;</text:span></text:span><text:span text:style-name="T12"> second_array.</text:span><text:span text:style-name="member0_5f_csharp"><text:span text:style-name="T17">Any</text:span></text:span><text:span text:style-name="symbol0_5f_csharp"><text:span text:style-name="T17">(</text:span></text:span><text:span text:style-name="T12">second_element </text:span><text:span text:style-name="symbol0_5f_csharp"><text:span text:style-name="T17">=&gt;</text:span></text:span></text:p>
      <text:p text:style-name="P3"><text:span text:style-name="T12"><text:tab/></text:span><text:span text:style-name="T13"><text:tab/></text:span><text:span text:style-name="T12">second_element.</text:span><text:span text:style-name="member0_5f_csharp"><text:span text:style-name="T17">Equals</text:span></text:span><text:span text:style-name="symbol0_5f_csharp"><text:span text:style-name="T17">(</text:span></text:span><text:span text:style-name="T12">first_element</text:span><text:span text:style-name="symbol0_5f_csharp"><text:span text:style-name="T17">)</text:span></text:span><text:span text:style-name="T12"> </text:span><text:span text:style-name="symbol0_5f_csharp"><text:span text:style-name="T17">!=</text:span></text:span><text:span text:style-name="T12"> </text:span><text:span text:style-name="keyword0_5f_csharp"><text:span text:style-name="T17">null</text:span></text:span><text:span text:style-name="symbol0_5f_csharp"><text:span text:style-name="T17">));</text:span></text:span></text:p>
      <text:p text:style-name="P3"/>
      <text:p text:style-name="P4"><text:span text:style-name="keyword20_5f_java5"><text:span text:style-name="T18">var</text:span></text:span><text:span text:style-name="T12"> result_3 </text:span><text:span text:style-name="symbol0_5f_csharp"><text:span text:style-name="T17">=</text:span></text:span><text:span text:style-name="T12"> </text:span><text:span text:style-name="keyword20_5f_java5"><text:span text:style-name="T17">from</text:span></text:span><text:span text:style-name="T12"> first </text:span><text:span text:style-name="keyword0_5f_csharp"><text:span text:style-name="T17">in</text:span></text:span><text:span text:style-name="T12"> first_array.</text:span><text:span text:style-name="member0_5f_csharp"><text:span text:style-name="T17">Except</text:span></text:span><text:span text:style-name="symbol0_5f_csharp"><text:span text:style-name="T17">(</text:span></text:span></text:p>
      <text:p text:style-name="P4"><text:span text:style-name="T12"><text:tab/><text:tab/></text:span><text:span text:style-name="keyword20_5f_java5"><text:span text:style-name="T17">from</text:span></text:span><text:span text:style-name="T12"> second </text:span><text:span text:style-name="keyword0_5f_csharp"><text:span text:style-name="T17">in</text:span></text:span><text:span text:style-name="T12"> first_array.</text:span><text:span text:style-name="member0_5f_csharp"><text:span text:style-name="T17">Except</text:span></text:span><text:span text:style-name="symbol0_5f_csharp"><text:span text:style-name="T17">(</text:span></text:span><text:span text:style-name="T12">second_array</text:span><text:span text:style-name="symbol0_5f_csharp"><text:span text:style-name="T17">)</text:span></text:span></text:p>
      <text:p text:style-name="P4"><text:span text:style-name="T12"><text:tab/><text:tab/></text:span><text:span text:style-name="keyword20_5f_java5"><text:span text:style-name="T17">select</text:span></text:span><text:span text:style-name="T12"> second</text:span><text:span text:style-name="symbol0_5f_csharp"><text:span text:style-name="T17">)</text:span></text:span></text:p>
      <text:p text:style-name="P4"><text:span text:style-name="T12"><text:tab/></text:span><text:span text:style-name="T13"> <text:s text:c="4"/></text:span><text:span text:style-name="keyword20_5f_java5"><text:span text:style-name="T17">select</text:span></text:span><text:span text:style-name="T12"> first</text:span><text:span text:style-name="symbol0_5f_csharp"><text:span text:style-name="T17">;</text:span></text:span></text:p>
      <text:p text:style-name="P3"/>
      <text:p text:style-name="P4"><text:span text:style-name="keyword20_5f_java5"><text:span text:style-name="T18">var</text:span></text:span><text:span text:style-name="T12"> result_4 </text:span><text:span text:style-name="symbol0_5f_csharp"><text:span text:style-name="T17">=</text:span></text:span><text:span text:style-name="T12"> </text:span><text:span text:style-name="keyword20_5f_java5"><text:span text:style-name="T17">from</text:span></text:span><text:span text:style-name="T12"> first </text:span><text:span text:style-name="keyword0_5f_csharp"><text:span text:style-name="T17">in</text:span></text:span><text:span text:style-name="T12"> first_array</text:span></text:p>
      <text:p text:style-name="P4"><text:span text:style-name="T12"><text:tab/></text:span><text:span text:style-name="T13"> <text:s text:c="4"/></text:span><text:span text:style-name="keyword20_5f_java5"><text:span text:style-name="T17">where</text:span></text:span><text:span text:style-name="T12"> </text:span><text:span text:style-name="symbol0_5f_csharp"><text:span text:style-name="T17">!(</text:span></text:span><text:span text:style-name="T12">first_array</text:span></text:p>
      <text:p text:style-name="P3"><text:span text:style-name="T12"><text:tab/><text:tab/>.</text:span><text:span text:style-name="member0_5f_csharp"><text:span text:style-name="T17">Except</text:span></text:span><text:span text:style-name="symbol0_5f_csharp"><text:span text:style-name="T17">(</text:span></text:span><text:span text:style-name="T12">second_array</text:span><text:span text:style-name="symbol0_5f_csharp"><text:span text:style-name="T17">)</text:span></text:span></text:p>
      <text:p text:style-name="P3"><text:span text:style-name="T12"><text:tab/><text:tab/>.</text:span><text:span text:style-name="member0_5f_csharp"><text:span text:style-name="T17">Any</text:span></text:span><text:span text:style-name="symbol0_5f_csharp"><text:span text:style-name="T17">(</text:span></text:span><text:span text:style-name="keyword165_5f_java5"><text:span text:style-name="T17">element</text:span></text:span><text:span text:style-name="T12"> </text:span><text:span text:style-name="symbol0_5f_csharp"><text:span text:style-name="T17">=&gt;</text:span></text:span><text:span text:style-name="T12"> </text:span><text:span text:style-name="keyword165_5f_java5"><text:span text:style-name="T17">element</text:span></text:span><text:span text:style-name="T12"> </text:span><text:span text:style-name="symbol0_5f_csharp"><text:span text:style-name="T17">==</text:span></text:span><text:span text:style-name="T12"> first</text:span><text:span text:style-name="symbol0_5f_csharp"><text:span text:style-name="T17">))</text:span></text:span></text:p>
      <text:p text:style-name="P4"><text:span text:style-name="T12"><text:tab/></text:span><text:span text:style-name="T13"> <text:s text:c="4"/></text:span><text:span text:style-name="keyword20_5f_java5"><text:span text:style-name="T17">select</text:span></text:span><text:span text:style-name="T12"> first</text:span><text:span text:style-name="symbol0_5f_csharp"><text:span text:style-name="T17">;</text:span></text:span></text:p>
      <text:list xml:id="list3468691206" text:style-name="WWNum4">
        <text:list-header>
          <text:p text:style-name="P6"><text:span text:style-name="T4"/></text:p>
        </text:list-header>
        <text:list-item>
          <text:p text:style-name="P6"><text:span text:style-name="T4">Variante de răspuns:</text:span></text:p>
        </text:list-item>
      </text:list>
      <text:list xml:id="list47467455" text:style-name="WWNum1">
        <text:list-item>
          <text:p text:style-name="P11">result_1</text:p>
        </text:list-item>
        <text:list-item>
          <text:p text:style-name="P10">result_2</text:p>
        </text:list-item>
        <text:list-item>
          <text:p text:style-name="P7"><text:span text:style-name="T11">result_3</text:span></text:p>
        </text:list-item>
        <text:list-item>
          <text:p text:style-name="P7"><text:span text:style-name="T11">result_4</text:span></text:p>
        </text:list-item>
      </text:list>
      <text:p text:style-name="P12"/>
      <text:list xml:id="list3459123665" text:style-name="WWNum5">
        <text:list-item>
          <text:p text:style-name="P8"><text:span text:style-name="T5">Justificare raspuns (campul Explanation in Qlearn) :</text:span></text:p>
        </text:list-item>
      </text:list>
      <text:p text:style-name="P13"><text:span text:style-name="T14">La result_2 se verifica daca valoarea returnata de Any e diferita de null, iar asta cauzeaza sa adauge toate elementele din primul array. Restul fac ce trebuie.</text:span></text:p>
      <text:p text:style-name="P12"/>
      <text:list xml:id="list155312818937391" text:continue-numbering="true" text:style-name="WWNum5">
        <text:list-item>
          <text:p text:style-name="P8"><text:span text:style-name="T6">Identificati conceptele din curs care au legatura cu grila propusa: </text:span><text:span text:style-name="T7">LINQ</text:span></text:p>
        </text:list-item>
      </text:list>
      <text:list xml:id="list1722855366" text:style-name="WWNum6">
        <text:list-item>
          <text:p text:style-name="P9"><text:span text:style-name="T5">Referinte web:</text:span></text:p>
        </text:list-item>
        <text:list-item>
          <text:p text:style-name="P9"><text:span text:style-name="T6">Dificultate: </text:span><text:span text:style-name="T14">(Easy, </text:span><text:span text:style-name="T15">Medium</text:span><text:span text:style-name="T14">, Difficult)</text:span><text:bookmark-end text:name="_Hlk56171637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o" fo:country="RO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o" fo:country="RO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o" style:country-asian="RO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o" style:country-asian="RO" style:font-name-complex="Courier New2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keyword20_5f_java5" style:display-name="keyword20_java5" style:family="text">
      <style:text-properties fo:color="#003399" fo:font-style="normal" fo:font-weight="bold"/>
    </style:style>
    <style:style style:name="symbol0_5f_java5" style:display-name="symbol0_java5" style:family="text">
      <style:text-properties fo:color="#339933" fo:font-style="normal" fo:font-weight="normal"/>
    </style:style>
    <style:style style:name="string_5f_java5" style:display-name="string_java5" style:family="text">
      <style:text-properties fo:color="#0000ff" fo:font-style="normal" fo:font-weight="normal"/>
    </style:style>
    <style:style style:name="keyword3_5f_java5" style:display-name="keyword3_java5" style:family="text">
      <style:text-properties fo:color="#006600" fo:font-style="normal" fo:font-weight="bold"/>
    </style:style>
    <style:style style:name="keyword134_5f_java5" style:display-name="keyword134_java5" style:family="text">
      <style:text-properties fo:color="#003399" fo:font-style="normal" fo:font-weight="bold"/>
    </style:style>
    <style:style style:name="keyword165_5f_java5" style:display-name="keyword165_java5" style:family="text">
      <style:text-properties fo:color="#003399" fo:font-style="normal" fo:font-weight="bold"/>
    </style:style>
    <style:style style:name="member0_5f_java5" style:display-name="member0_java5" style:family="text">
      <style:text-properties fo:color="#006633" fo:font-style="normal" fo:font-weight="normal"/>
    </style:style>
    <style:style style:name="keyword2_5f_java" style:display-name="keyword2_java" style:family="text">
      <style:text-properties fo:color="#003399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keyword1_5f_java" style:display-name="keyword1_java" style:family="text">
      <style:text-properties fo:color="#000066" fo:font-style="normal" fo:font-weight="bold"/>
    </style:style>
    <style:style style:name="member0_5f_java" style:display-name="member0_java" style:family="text">
      <style:text-properties fo:color="#006633" fo:font-style="normal" fo:font-weight="normal"/>
    </style:style>
    <style:style style:name="keyword3_5f_csharp" style:display-name="keyword3_csharp" style:family="text">
      <style:text-properties fo:color="#ff0000" fo:font-style="normal" fo:font-weight="normal"/>
    </style:style>
    <style:style style:name="symbol0_5f_csharp" style:display-name="symbol0_csharp" style:family="text">
      <style:text-properties fo:color="#008000" fo:font-style="normal" fo:font-weight="normal"/>
    </style:style>
    <style:style style:name="string_5f_csharp" style:display-name="string_csharp" style:family="text">
      <style:text-properties fo:color="#666666" fo:font-style="normal" fo:font-weight="normal"/>
    </style:style>
    <style:style style:name="keyword0_5f_csharp" style:display-name="keyword0_csharp" style:family="text">
      <style:text-properties fo:color="#0600ff" fo:font-style="normal" fo:font-weight="normal"/>
    </style:style>
    <style:style style:name="member0_5f_csharp" style:display-name="member0_csharp" style:family="text">
      <style:text-properties fo:color="#0000ff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764in" fo:margin-left="0.5264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693in" fo:margin-bottom="0.6299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amelia Serban</meta:initial-creator>
    <meta:editing-cycles>6</meta:editing-cycles>
    <meta:creation-date>2020-12-16T13:28:00</meta:creation-date>
    <dc:date>2021-01-06T15:53:10.567000000</dc:date>
    <meta:editing-duration>PT12M2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31" meta:word-count="169" meta:character-count="1219" meta:non-whitespace-character-count="1025"/>
    <meta:user-defined meta:name="AppVersion">16.0000</meta:user-defined>
    <meta:user-defined meta:name="ContentTypeId">0x01010067E554A49200E640AA790C094DD77F4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